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0c0c0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c0c0c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203cm" svg:stroke-color="#ffb515" draw:marker-start="Symmetric_20_Arrow" draw:marker-start-width="0.61cm" draw:marker-end="" draw:marker-end-width="0.61cm" draw:textarea-horizontal-align="center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02cm" draw:marker-start-width="0.457cm" draw:marker-end-width="0.457cm" draw:fill-color="#ff6309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none" draw:fill="gradient" draw:fill-gradient-name="fluo" draw:opacity="65%" draw:textarea-horizontal-align="justify" draw:textarea-vertical-align="middle" draw:auto-grow-height="false" draw:shadow-opacity="65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color="#c0c0c0" fo:font-size="24pt" style:font-size-asian="24pt" style:font-size-complex="24pt"/>
    </style:style>
    <style:style style:name="P7" style:family="paragraph">
      <style:paragraph-properties fo:margin-left="0cm" fo:margin-right="0cm" fo:text-indent="0cm"/>
      <style:text-properties fo:color="#c0c0c0"/>
    </style:style>
    <style:style style:name="P8" style:family="paragraph">
      <style:text-properties fo:color="#c0c0c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12% 50%" fo:font-size="24pt" style:font-size-asian="24pt" style:font-size-complex="24pt"/>
    </style:style>
    <style:style style:name="T3" style:family="text">
      <style:text-properties fo:color="#c0c0c0" fo:font-size="24pt" style:font-size-asian="24pt" style:font-size-complex="24pt"/>
    </style:style>
    <style:style style:name="T4" style:family="text">
      <style:text-properties fo:color="#c0c0c0" style:text-position="-12% 50%" fo:font-size="24pt" style:font-size-asian="24pt" style:font-size-complex="24pt"/>
    </style:style>
    <style:style style:name="T5" style:family="text">
      <style:text-properties fo:color="#c0c0c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47cm" svg:height="2.342cm" svg:x="5.119cm" svg:y="2.08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17cm" svg:height="1.105cm" svg:x="17.638cm" svg:y="3.426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-0.517cm" svg:height="-1.105cm" svg:x="18.155cm" svg:y="3.115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2.297cm" svg:height="1.395cm" svg:x="11.956cm" svg:y="2.573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97cm" svg:height="1.395cm" svg:x="6.257cm" svg:y="2.574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97cm" svg:height="1.395cm" svg:x="2.358cm" svg:y="2.575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97cm" svg:height="1.395cm" svg:x="9.149cm" svg:y="4.875cm">
          <text:p text:style-name="P2"><text:span text:style-name="T1">Fluo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339cm" svg:y1="3.263cm" svg:x2="18.413cm" svg:y2="3.24cm">
          <text:p text:style-name="P5"/>
        </draw:line>
        <draw:frame draw:style-name="gr7" draw:text-style-name="P4" draw:layer="layout" svg:width="0.976cm" svg:height="1.301cm" svg:x="12.695cm" svg:y="1.355cm">
          <draw:text-box>
            <text:p text:style-name="P2"><text:span text:style-name="T1">I</text:span><text:span text:style-name="T2">0</text:span></text:p>
          </draw:text-box>
        </draw:frame>
        <draw:frame draw:style-name="gr7" draw:layer="layout" svg:width="1.7cm" svg:height="1.038cm" svg:x="17.046cm" svg:y="4.762cm">
          <draw:text-box>
            <text:p text:style-name="P5">Slits</text:p>
          </draw:text-box>
        </draw:frame>
        <draw:frame draw:style-name="gr7" draw:text-style-name="P6" draw:layer="layout" svg:width="0.997cm" svg:height="1.301cm" svg:x="6.995cm" svg:y="1.356cm">
          <draw:text-box>
            <text:p text:style-name="P2"><text:span text:style-name="T3">I</text:span><text:span text:style-name="T4">T</text:span></text:p>
          </draw:text-box>
        </draw:frame>
        <draw:frame draw:style-name="gr7" draw:text-style-name="P6" draw:layer="layout" svg:width="1.044cm" svg:height="1.301cm" svg:x="3.195cm" svg:y="1.357cm">
          <draw:text-box>
            <text:p text:style-name="P2"><text:span text:style-name="T3">I</text:span><text:span text:style-name="T4">R</text:span></text:p>
          </draw:text-box>
        </draw:frame>
        <draw:frame draw:style-name="gr7" draw:layer="layout" svg:width="2.653cm" svg:height="1.038cm" svg:x="8.973cm" svg:y="1.028cm">
          <draw:text-box>
            <text:p text:style-name="P5">Sample</text:p>
          </draw:text-box>
        </draw:frame>
        <draw:frame draw:style-name="gr7" draw:text-style-name="P7" draw:layer="layout" svg:width="3.41cm" svg:height="1.038cm" svg:x="3.709cm" svg:y="4.529cm">
          <draw:text-box>
            <text:p text:style-name="P5"><text:span text:style-name="T5">Reference</text:span></text:p>
          </draw:text-box>
        </draw:frame>
        <draw:custom-shape draw:style-name="gr1" draw:text-style-name="P1" draw:layer="layout" svg:width="2.16cm" svg:height="0.291cm" svg:x="14.946cm" svg:y="3.523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157cm" svg:height="1.038cm" svg:x="14.948cm" svg:y="3.704cm">
          <draw:text-box>
            <text:p text:style-name="P5"><text:span text:style-name="T5">mirror</text:span></text:p>
          </draw:text-box>
        </draw:frame>
        <draw:custom-shape draw:style-name="gr8" draw:text-style-name="P1" draw:layer="layout" svg:width="2.064cm" svg:height="2.326cm" svg:x="9.265cm" svg:y="2.013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1.935cm" svg:height="1.48cm" svg:x="9.307cm" svg:y="3.312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fluo" draw:style="linear" draw:start-color="#ffb515" draw:end-color="#ffff66" draw:start-intensity="100%" draw:end-intensity="100%" draw:angle="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03T10:07:22</meta:creation-date>
    <dc:creator>Bruce Ravel</dc:creator>
    <dc:date>2008-08-13T09:18:02</dc:date>
    <meta:editing-cycles>6</meta:editing-cycles>
    <meta:editing-duration>PT40M56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